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36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3.49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83.34mm"/>
    </style:style>
    <style:style style:name="co6" style:family="table-column">
      <style:table-column-properties fo:break-before="auto" style:column-width="51.33mm"/>
    </style:style>
    <style:style style:name="co7" style:family="table-column">
      <style:table-column-properties fo:break-before="auto" style:column-width="12.17mm"/>
    </style:style>
    <style:style style:name="co8" style:family="table-column">
      <style:table-column-properties fo:break-before="auto" style:column-width="11.11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 table:number-columns-spanned="8" table:number-rows-spanned="1">
            <text:p>uC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35V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[.A3]*[.G3]" office:value-type="float" office:value="0.73" calcext:value-type="float">
            <text:p>0.7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4]*[.G4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[.A5]*[.G5]" office:value-type="float" office:value="0.73" calcext:value-type="float">
            <text:p>0.73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]*[.G6]" office:value-type="float" office:value="3.6" calcext:value-type="float">
            <text:p>3.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float" office:value="4.09" calcext:value-type="float">
            <text:p>4.09</text:p>
          </table:table-cell>
          <table:table-cell table:formula="of:=[.A7]*[.G7]" office:value-type="float" office:value="4.09" calcext:value-type="float">
            <text:p>4.09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float" office:value="26.67" calcext:value-type="float">
            <text:p>26.67</text:p>
          </table:table-cell>
          <table:table-cell table:formula="of:=[.A8]*[.G8]" office:value-type="float" office:value="26.67" calcext:value-type="float">
            <text:p>26.67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float" office:value="1.06" calcext:value-type="float">
            <text:p>1.06</text:p>
          </table:table-cell>
          <table:table-cell table:formula="of:=[.A9]*[.G9]" office:value-type="float" office:value="1.06" calcext:value-type="float">
            <text:p>1.0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float" office:value="1.61" calcext:value-type="float">
            <text:p>1.61</text:p>
          </table:table-cell>
          <table:table-cell table:formula="of:=[.A10]*[.G10]" office:value-type="float" office:value="1.61" calcext:value-type="float">
            <text:p>1.6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11]*[.G11]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12]*[.G12]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float" office:value="0.1" calcext:value-type="float">
            <text:p>0.1</text:p>
          </table:table-cell>
          <table:table-cell table:formula="of:=[.A14]*[.G14]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?</text:p>
          </table:table-cell>
          <table:table-cell table:number-columns-repeated="2"/>
          <table:table-cell office:value-type="string" calcext:value-type="string">
            <text:p>PEC16-4220F-S0024-ND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A15]*[.G15]" office:value-type="float" office:value="1.23" calcext:value-type="float">
            <text:p>1.2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table:formula="of:=SUM([.H3:.H15])" office:value-type="float" office:value="40.62" calcext:value-type="float">
            <text:p>40.62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Buck Converter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float" office:value="3.42" calcext:value-type="float">
            <text:p>3.42</text:p>
          </table:table-cell>
          <table:table-cell table:formula="of:=[.A19]*[.G19]" office:value-type="float" office:value="3.42" calcext:value-type="float">
            <text:p>3.4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float" office:value="5.12" calcext:value-type="float">
            <text:p>5.12</text:p>
          </table:table-cell>
          <table:table-cell table:formula="of:=[.A20]*[.G20]" office:value-type="float" office:value="5.12" calcext:value-type="float">
            <text:p>5.12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float" office:value="0.19" calcext:value-type="float">
            <text:p>0.19</text:p>
          </table:table-cell>
          <table:table-cell table:formula="of:=[.A21]*[.G21]" office:value-type="float" office:value="0.38" calcext:value-type="float">
            <text:p>0.38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2]*[.G22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float" office:value="0.73" calcext:value-type="float">
            <text:p>0.73</text:p>
          </table:table-cell>
          <table:table-cell table:formula="of:=[.A23]*[.G23]" office:value-type="float" office:value="2.19" calcext:value-type="float">
            <text:p>2.19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float" office:value="0.1" calcext:value-type="float">
            <text:p>0.1</text:p>
          </table:table-cell>
          <table:table-cell table:formula="of:=[.A24]*[.G24]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5]*[.G25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6]*[.G26]" office:value-type="float" office:value="4.2" calcext:value-type="float">
            <text:p>4.2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?</text:p>
          </table:table-cell>
          <table:table-cell table:number-columns-repeated="3"/>
          <table:table-cell office:value-type="string" calcext:value-type="string">
            <text:p>J151-ND</text:p>
          </table:table-cell>
          <table:table-cell office:value-type="float" office:value="0.7" calcext:value-type="float">
            <text:p>0.7</text:p>
          </table:table-cell>
          <table:table-cell table:formula="of:=[.A27]*[.G27]" office:value-type="float" office:value="1.4" calcext:value-type="float">
            <text:p>1.4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float" office:value="0.19" calcext:value-type="float">
            <text:p>0.19</text:p>
          </table:table-cell>
          <table:table-cell table:formula="of:=[.A28]*[.G28]" office:value-type="float" office:value="0.19" calcext:value-type="float">
            <text:p>0.19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float" office:value="8.44" calcext:value-type="float">
            <text:p>8.44</text:p>
          </table:table-cell>
          <table:table-cell table:formula="of:=[.A29]*[.G29]" office:value-type="float" office:value="8.44" calcext:value-type="float">
            <text:p>8.44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float" office:value="0.74" calcext:value-type="float">
            <text:p>0.74</text:p>
          </table:table-cell>
          <table:table-cell table:formula="of:=[.A30]*[.G30]" office:value-type="float" office:value="1.48" calcext:value-type="float">
            <text:p>1.48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1]*[.G31]" office:value-type="float" office:value="0.3" calcext:value-type="float">
            <text:p>0.3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2]*[.G32]" office:value-type="float" office:value="0.4" calcext:value-type="float">
            <text:p>0.4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3]*[.G33]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float" office:value="0.63" calcext:value-type="float">
            <text:p>0.63</text:p>
          </table:table-cell>
          <table:table-cell table:formula="of:=[.A34]*[.G34]" office:value-type="float" office:value="0.63" calcext:value-type="float">
            <text:p>0.6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5]*[.G35]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float" office:value="0.63" calcext:value-type="float">
            <text:p>0.63</text:p>
          </table:table-cell>
          <table:table-cell table:formula="of:=[.A36]*[.G36]" office:value-type="float" office:value="0.63" calcext:value-type="float">
            <text:p>0.6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24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240DBCT-ND</text:p>
          </table:table-cell>
          <table:table-cell office:value-type="float" office:value="0.63" calcext:value-type="float">
            <text:p>0.63</text:p>
          </table:table-cell>
          <table:table-cell table:formula="of:=[.A37]*[.G37]" office:value-type="float" office:value="0.63" calcext:value-type="float">
            <text:p>0.6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BAS28,215</text:p>
          </table:table-cell>
          <table:table-cell office:value-type="string" calcext:value-type="string">
            <text:p>568-1600-1-ND</text:p>
          </table:table-cell>
          <table:table-cell office:value-type="float" office:value="0.39" calcext:value-type="float">
            <text:p>0.39</text:p>
          </table:table-cell>
          <table:table-cell table:formula="of:=[.A38]*[.G38]" office:value-type="float" office:value="0.39" calcext:value-type="float">
            <text:p>0.39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float" office:value="0.62" calcext:value-type="float">
            <text:p>0.62</text:p>
          </table:table-cell>
          <table:table-cell table:formula="of:=[.A39]*[.G39]" office:value-type="float" office:value="1.24" calcext:value-type="float">
            <text:p>1.24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float" office:value="0.36" calcext:value-type="float">
            <text:p>0.36</text:p>
          </table:table-cell>
          <table:table-cell table:formula="of:=[.A40]*[.G40]" office:value-type="float" office:value="0.36" calcext:value-type="float">
            <text:p>0.3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float" office:value="0.43" calcext:value-type="float">
            <text:p>0.43</text:p>
          </table:table-cell>
          <table:table-cell table:formula="of:=[.A41]*[.G41]" office:value-type="float" office:value="0.43" calcext:value-type="float">
            <text:p>0.4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float" office:value="0.1" calcext:value-type="float">
            <text:p>0.1</text:p>
          </table:table-cell>
          <table:table-cell table:formula="of:=[.A42]*[.G42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table:formula="of:=SUM([.H19:.H42])" office:value-type="float" office:value="33.73" calcext:value-type="float">
            <text:p>33.7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8" table:number-rows-spanned="1">
            <text:p>Rai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float" office:value="0.73" calcext:value-type="float">
            <text:p>0.73</text:p>
          </table:table-cell>
          <table:table-cell table:formula="of:=[.A47]*[.G47]" office:value-type="float" office:value="2.92" calcext:value-type="float">
            <text:p>2.9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48]*[.G48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float" office:value="0.6" calcext:value-type="float">
            <text:p>0.6</text:p>
          </table:table-cell>
          <table:table-cell table:formula="of:=[.A49]*[.G49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float" office:value="3.08" calcext:value-type="float">
            <text:p>3.08</text:p>
          </table:table-cell>
          <table:table-cell table:formula="of:=[.A50]*[.G50]" office:value-type="float" office:value="3.08" calcext:value-type="float">
            <text:p>3.08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float" office:value="0.36" calcext:value-type="float">
            <text:p>0.36</text:p>
          </table:table-cell>
          <table:table-cell table:formula="of:=[.A51]*[.G51]" office:value-type="float" office:value="0.36" calcext:value-type="float">
            <text:p>0.3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float" office:value="27.41" calcext:value-type="float">
            <text:p>27.41</text:p>
          </table:table-cell>
          <table:table-cell table:formula="of:=[.A52]*[.G52]" office:value-type="float" office:value="27.41" calcext:value-type="float">
            <text:p>27.4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float" office:value="5.88" calcext:value-type="float">
            <text:p>5.88</text:p>
          </table:table-cell>
          <table:table-cell table:formula="of:=[.A53]*[.G53]" office:value-type="float" office:value="5.88" calcext:value-type="float">
            <text:p>5.88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54]*[.G54]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float" office:value="15.96" calcext:value-type="float">
            <text:p>15.96</text:p>
          </table:table-cell>
          <table:table-cell table:formula="of:=[.A55]*[.G55]" office:value-type="float" office:value="15.96" calcext:value-type="float">
            <text:p>15.96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table:formula="of:=SUM([.H47:.H55])" office:value-type="float" office:value="56.91" calcext:value-type="float">
            <text:p>56.9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8" table:number-rows-spanned="1">
            <text:p>UART/USB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0]*[.G60]" office:value-type="float" office:value="0.6" calcext:value-type="float">
            <text:p>0.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[.A61]*[.G61]" office:value-type="float" office:value="0.7" calcext:value-type="float">
            <text:p>0.7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2]*[.G62]" office:value-type="float" office:value="1.2" calcext:value-type="float">
            <text:p>1.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ADuM5241</text:p>
          </table:table-cell>
          <table:table-cell office:value-type="string" calcext:value-type="string">
            <text:p>ADUM5241ARZ-RL7CT-ND</text:p>
          </table:table-cell>
          <table:table-cell office:value-type="float" office:value="6.96" calcext:value-type="float">
            <text:p>6.96</text:p>
          </table:table-cell>
          <table:table-cell table:formula="of:=[.A63]*[.G63]" office:value-type="float" office:value="6.96" calcext:value-type="float">
            <text:p>6.9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float" office:value="4.5" calcext:value-type="float">
            <text:p>4.5</text:p>
          </table:table-cell>
          <table:table-cell table:formula="of:=[.A64]*[.G64]" office:value-type="float" office:value="4.5" calcext:value-type="float">
            <text:p>4.5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?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TR-ND</text:p>
          </table:table-cell>
          <table:table-cell office:value-type="float" office:value="0.135" calcext:value-type="float">
            <text:p>0.135</text:p>
          </table:table-cell>
          <table:table-cell table:formula="of:=[.A65]*[.G65]" office:value-type="float" office:value="0.27" calcext:value-type="float">
            <text:p>0.27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66]*[.G66]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float" office:value="0.46" calcext:value-type="float">
            <text:p>0.46</text:p>
          </table:table-cell>
          <table:table-cell table:formula="of:=[.A67]*[.G67]" office:value-type="float" office:value="0.46" calcext:value-type="float">
            <text:p>0.46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float" office:value="0.1" calcext:value-type="float">
            <text:p>0.1</text:p>
          </table:table-cell>
          <table:table-cell table:formula="of:=[.A68]*[.G68]" office:value-type="float" office:value="0.1" calcext:value-type="float">
            <text:p>0.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table:formula="of:=SUM([.H60:.H68])" office:value-type="float" office:value="14.99" calcext:value-type="float">
            <text:p>14.99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Housing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M1417-ND</text:p>
          </table:table-cell>
          <table:table-cell office:value-type="float" office:value="26.92" calcext:value-type="float">
            <text:p>26.92</text:p>
          </table:table-cell>
          <table:table-cell table:formula="of:=[.A72]*[.G72]" office:value-type="float" office:value="26.92" calcext:value-type="float">
            <text:p>26.9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table:formula="of:=SUM([.H72])" office:value-type="float" office:value="26.92" calcext:value-type="float">
            <text:p>26.92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 calcext:value-type="string">
            <text:p>Total Cost</text:p>
          </table:table-cell>
          <table:table-cell table:style-name="ce5"/>
          <table:table-cell table:style-name="ce6" table:formula="of:=SUM([.H16];[.H43];[.H56];[.H69];[.H73])" office:value-type="float" office:value="173.17" calcext:value-type="float">
            <text:p>173.17</text:p>
          </table:table-cell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m0$Build-2</meta:generator>
    <meta:creation-date>2015-10-17T17:06:22Z</meta:creation-date>
    <dc:date>2015-10-21T20:51:20.682428558</dc:date>
    <meta:editing-cycles>2</meta:editing-cycles>
    <meta:editing-duration>PT1H4M23S</meta:editing-duration>
    <meta:document-statistic meta:table-count="1" meta:cell-count="395" meta:object-count="0"/>
  </office:meta>
</office:document-meta>
</file>